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
      <style:paragraph-properties fo:margin-top="0in" fo:margin-bottom="0in"/>
    </style:style>
    <style:style style:name="P11" style:family="paragraph" style:parent-style-name="Text_20_body" style:list-style-name="L2">
      <style:paragraph-properties fo:margin-top="0in" fo:margin-bottom="0in"/>
    </style:style>
    <style:style style:name="P12" style:family="paragraph" style:parent-style-name="Text_20_body" style:list-style-name="L3">
      <style:paragraph-properties fo:margin-top="0in" fo:margin-bottom="0in"/>
    </style:style>
    <style:style style:name="P13" style:family="paragraph" style:parent-style-name="Text_20_body" style:list-style-name="L4">
      <style:paragraph-properties fo:margin-top="0in" fo:margin-bottom="0in"/>
    </style:style>
    <style:style style:name="P14" style:family="paragraph" style:parent-style-name="Text_20_body" style:list-style-name="L5">
      <style:paragraph-properties fo:margin-top="0in" fo:margin-bottom="0in"/>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Text_20_body" style:list-style-name="L9">
      <style:paragraph-properties fo:margin-top="0in" fo:margin-bottom="0in"/>
    </style:style>
    <style:style style:name="T1" style:family="text">
      <style:text-properties fo:font-size="18pt" style:font-size-asian="18pt" style:font-size-complex="18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1">CTL Central Limit Theorem</text:span></text:span><text:span text:style-name="Strong_20_Emphasis"> </text:span></text:p>
      <text:p text:style-name="Text_20_body">The <text:span text:style-name="Strong_20_Emphasis">Central Limit Theorem (CLT)</text:span> is a foundational concept in statistics. It describes how the distribution of sample means approaches a normal distribution, regardless of the population’s original distribution, as the sample size becomes larger. Here's a detailed look at the CLT, its implications, and applications:</text:p>
      <text:h text:style-name="Heading_20_3" text:outline-level="3">1. <text:span text:style-name="Strong_20_Emphasis">What is the Central Limit Theorem (CLT)?</text:span></text:h>
      <text:list xml:id="list3785630302121648841" text:style-name="L1">
        <text:list-item>
          <text:p text:style-name="P10">The CLT states that if you take sufficiently large random samples from any population (with any shape of distribution) and calculate the mean of each sample, the distribution of these sample means will approximate a <text:span text:style-name="Strong_20_Emphasis">normal distribution</text:span>.</text:p>
        </text:list-item>
        <text:list-item>
          <text:p text:style-name="P10">This holds true even if the original population is not normally distributed. However, the sample size should generally be n≥30n \geq 30n≥30 for the CLT to apply effectively in most cases.</text:p>
        </text:list-item>
        <text:list-item>
          <text:p text:style-name="P10">The mean of the sampling distribution of the sample means will be equal to the population mean (μ\muμ).</text:p>
        </text:list-item>
        <text:list-item>
          <text:p text:style-name="P1">The standard deviation of this sampling distribution, known as the <text:span text:style-name="Strong_20_Emphasis">standard error</text:span>, will be σn\frac{\sigma}{\sqrt{n}}n​σ​, where σ\sigmaσ is the population standard deviation and nnn is the sample size.</text:p>
        </text:list-item>
      </text:list>
      <text:h text:style-name="Heading_20_3" text:outline-level="3">2. <text:span text:style-name="Strong_20_Emphasis">Why is the Central Limit Theorem Important?</text:span></text:h>
      <text:list xml:id="list7186327703410748685" text:style-name="L2">
        <text:list-item>
          <text:p text:style-name="P11"><text:span text:style-name="Strong_20_Emphasis">Normal Approximation</text:span>: The CLT allows us to use the <text:span text:style-name="Strong_20_Emphasis">normal distribution</text:span> to make inferences about sample means, even if the population distribution is unknown or not normal. This simplifies statistical calculations and hypothesis testing.</text:p>
        </text:list-item>
        <text:list-item>
          <text:p text:style-name="P11"><text:span text:style-name="Strong_20_Emphasis">Foundation for Inferential Statistics</text:span>: The CLT is the basis for many statistical techniques, such as confidence intervals and hypothesis tests, by ensuring that we can apply normal probability models to sample means.</text:p>
        </text:list-item>
        <text:list-item>
          <text:p text:style-name="P2"><text:span text:style-name="Strong_20_Emphasis">Applies to Different Populations</text:span>: Because it holds regardless of the population’s original distribution, the CLT provides flexibility and reliability in various types of data analysis.</text:p>
        </text:list-item>
      </text:list>
      <text:h text:style-name="Heading_20_3" text:outline-level="3">3. <text:span text:style-name="Strong_20_Emphasis">How is the CLT Used?</text:span></text:h>
      <text:list xml:id="list4535788134287329645" text:style-name="L3">
        <text:list-item>
          <text:p text:style-name="P12"><text:span text:style-name="Strong_20_Emphasis">Estimating Population Parameters</text:span>: Since sample means approximate the population mean, we can use sample data to make estimates about the overall population.</text:p>
        </text:list-item>
        <text:list-item>
          <text:p text:style-name="P12"><text:span text:style-name="Strong_20_Emphasis">Confidence Intervals</text:span>: The CLT allows us to create confidence intervals around the sample mean. For instance, a 95% confidence interval can be calculated to predict where the population mean likely lies.</text:p>
        </text:list-item>
        <text:list-item>
          <text:p text:style-name="P12"><text:span text:style-name="Strong_20_Emphasis">Hypothesis Testing</text:span>: When testing a hypothesis about a population mean, the CLT justifies the use of the z-test or t-test because it ensures that the distribution of the sample mean approximates normality.</text:p>
        </text:list-item>
        <text:list-item>
          <text:p text:style-name="P3"><text:span text:style-name="Strong_20_Emphasis">Probability Calculations</text:span>: With the CLT, you can calculate probabilities regarding the sample mean. For example, if you want to know the likelihood that the sample mean will fall within a certain range, the CLT allows you to apply normal probability calculations.</text:p>
        </text:list-item>
      </text:list>
      <text:h text:style-name="Heading_20_3" text:outline-level="3">4. <text:span text:style-name="Strong_20_Emphasis">Conditions for the CLT</text:span></text:h>
      <text:list xml:id="list3126081866693896260" text:style-name="L4">
        <text:list-item>
          <text:p text:style-name="P13"><text:span text:style-name="Strong_20_Emphasis">Sample Size (n ≥ 30)</text:span>: Generally, a sample size of at least 30 is considered sufficient for the <text:soft-page-break/>CLT to hold. For smaller samples, the original population should be closer to normal for the CLT to work effectively.</text:p>
        </text:list-item>
        <text:list-item>
          <text:p text:style-name="P13"><text:span text:style-name="Strong_20_Emphasis">Random Sampling</text:span>: The samples should be randomly selected to ensure that each sample is representative of the population.</text:p>
        </text:list-item>
        <text:list-item>
          <text:p text:style-name="P4"><text:span text:style-name="Strong_20_Emphasis">Independent Observations</text:span>: The sampled data should be independent of each other, meaning one observation should not influence another.</text:p>
        </text:list-item>
      </text:list>
      <text:h text:style-name="Heading_20_3" text:outline-level="3">5. <text:span text:style-name="Strong_20_Emphasis">Examples of Using the CLT</text:span></text:h>
      <text:h text:style-name="Heading_20_4" text:outline-level="4">Example 1: Quality Control in Manufacturing</text:h>
      <text:list xml:id="list8577027841956360593" text:style-name="L5">
        <text:list-item>
          <text:p text:style-name="P14">Imagine a factory that produces light bulbs. The lifespan of bulbs is not normally distributed but skewed with a long right tail.</text:p>
        </text:list-item>
        <text:list-item>
          <text:p text:style-name="P14">If the quality control department takes random samples of 50 bulbs each day and records the average lifespan of the bulbs in each sample, the distribution of these daily sample means will approximate a normal distribution.</text:p>
        </text:list-item>
        <text:list-item>
          <text:p text:style-name="P5">This allows the quality control department to estimate the average lifespan of all bulbs and detect if a particular day’s production deviates from the norm.</text:p>
        </text:list-item>
      </text:list>
      <text:h text:style-name="Heading_20_4" text:outline-level="4">Example 2: Average Test Scores</text:h>
      <text:list xml:id="list1965488436906604903" text:style-name="L6">
        <text:list-item>
          <text:p text:style-name="P15">Suppose we want to know the average test score for a large population of students. We can’t survey all students, so we take random samples of 40 students at a time and calculate the mean test score for each sample.</text:p>
        </text:list-item>
        <text:list-item>
          <text:p text:style-name="P6">According to the CLT, the distribution of these sample means will be approximately normal. We can then calculate probabilities, construct confidence intervals, or perform hypothesis tests about the population’s average test score.</text:p>
        </text:list-item>
      </text:list>
      <text:h text:style-name="Heading_20_4" text:outline-level="4">Example 3: Polling in Elections</text:h>
      <text:list xml:id="list5119223168833387194" text:style-name="L7">
        <text:list-item>
          <text:p text:style-name="P16">In an election, pollsters can’t survey every eligible voter, so they take random samples of voters. If they survey 1,000 people per sample and repeat this process multiple times, the sample mean of each survey will approximate a normal distribution around the true mean (the population’s voting preference).</text:p>
        </text:list-item>
        <text:list-item>
          <text:p text:style-name="P7">This allows pollsters to estimate the true voting preference of the entire population and construct confidence intervals to indicate the potential range of the population’s voting behavior.</text:p>
        </text:list-item>
      </text:list>
      <text:h text:style-name="Heading_20_3" text:outline-level="3">6. <text:span text:style-name="Strong_20_Emphasis">Visualizing the CLT</text:span></text:h>
      <text:list xml:id="list5864846627492762234" text:style-name="L8">
        <text:list-item>
          <text:p text:style-name="P8">To see the CLT in action, imagine taking different sample sizes from a skewed or uniform distribution and plotting the sample means. For small samples, the sample means may not look normal, but as sample sizes increase, the distribution of those sample means will increasingly resemble a normal distribution.</text:p>
        </text:list-item>
      </text:list>
      <text:h text:style-name="Heading_20_3" text:outline-level="3">7. <text:span text:style-name="Strong_20_Emphasis">Summary of CLT Applications</text:span></text:h>
      <text:list xml:id="list1694745409454475685" text:style-name="L9">
        <text:list-item>
          <text:p text:style-name="P17"><text:span text:style-name="Strong_20_Emphasis">Confidence Intervals for Means</text:span>: Provides the basis for creating confidence intervals to <text:soft-page-break/>estimate population parameters.</text:p>
        </text:list-item>
        <text:list-item>
          <text:p text:style-name="P17"><text:span text:style-name="Strong_20_Emphasis">Hypothesis Testing</text:span>: Allows the use of the normal or t-distribution to test hypotheses about means.</text:p>
        </text:list-item>
        <text:list-item>
          <text:p text:style-name="P9"><text:span text:style-name="Strong_20_Emphasis">Estimation in Non-Normal Populations</text:span>: Enables reliable estimation and inference even when the original population distribution is unknown or non-normal.</text:p>
        </text:list-item>
      </text:list>
      <text:p text:style-name="Text_20_body">The <text:span text:style-name="Strong_20_Emphasis">Central Limit Theorem</text:span> is a powerful tool that underpins many aspects of statistics, providing a foundation for estimating, testing, and making inferences about population parameters based on sample data. Its importance lies in its flexibility, enabling statisticians to work with sample means confidently, regardless of the underlying population’s distribution.</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4-11-14T22:09:07.68</meta:creation-date>
    <meta:document-statistic meta:table-count="0" meta:image-count="0" meta:object-count="0" meta:page-count="3" meta:paragraph-count="38" meta:word-count="918" meta:character-count="5829"/>
    <dc:date>2024-11-14T22:10:42.29</dc:date>
    <dc:creator>Akram MTir</dc:creator>
    <meta:editing-duration>PT1M34S</meta:editing-duration>
    <meta:editing-cycles>1</meta:editing-cycles>
    <meta:generator>OpenOffice/4.1.11$Win32 OpenOffice.org_project/4111m1$Build-9808</meta:generator>
  </office:meta>
</office:document-meta>
</file>